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193in"/>
    </style:style>
    <style:style style:name="co2" style:family="table-column">
      <style:table-column-properties fo:break-before="auto" style:column-width="0.7638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border="0.74pt solid #000000"/>
      <style:text-properties fo:color="#000000"/>
    </style:style>
    <style:style style:name="ce2" style:family="table-cell" style:parent-style-name="Default">
      <style:table-cell-properties fo:background-color="#ffffff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4" table:number-columns-repeated="16377" table:default-cell-style-name="ce2"/>
        <table:table-row table:style-name="ro1">
          <table:table-cell table:style-name="ce1" office:value-type="string" calcext:value-type="string">
            <text:p>results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train size</text:p>
          </table:table-cell>
          <table:table-cell table:number-columns-repeated="1637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0.21875" calcext:value-type="float">
            <text:p>0.21875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2" table:style-name="ce1" office:value-type="float" office:value="0.234375" calcext:value-type="float">
            <text:p>0.234375</text:p>
          </table:table-cell>
          <table:table-cell table:style-name="ce1" office:value-type="float" office:value="0.265625" calcext:value-type="float">
            <text:p>0.265625</text:p>
          </table:table-cell>
          <table:table-cell table:number-columns-repeated="1637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263888895511627" calcext:value-type="float">
            <text:p>0.263888895511627</text:p>
          </table:table-cell>
          <table:table-cell table:style-name="ce1" office:value-type="float" office:value="0.243055552244186" calcext:value-type="float">
            <text:p>0.243055552244186</text:p>
          </table:table-cell>
          <table:table-cell table:style-name="ce1" office:value-type="float" office:value="0.236111104488373" calcext:value-type="float">
            <text:p>0.236111104488373</text:p>
          </table:table-cell>
          <table:table-cell table:style-name="ce1" office:value-type="float" office:value="0.256944447755814" calcext:value-type="float">
            <text:p>0.256944447755814</text:p>
          </table:table-cell>
          <table:table-cell table:style-name="ce1" office:value-type="float" office:value="0.243055552244186" calcext:value-type="float">
            <text:p>0.243055552244186</text:p>
          </table:table-cell>
          <table:table-cell table:number-columns-repeated="1637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0.263888895511627" calcext:value-type="float">
            <text:p>0.263888895511627</text:p>
          </table:table-cell>
          <table:table-cell table:style-name="ce1" office:value-type="float" office:value="0.256944447755814" calcext:value-type="float">
            <text:p>0.256944447755814</text:p>
          </table:table-cell>
          <table:table-cell table:style-name="ce1" office:value-type="float" office:value="0.236111104488373" calcext:value-type="float">
            <text:p>0.236111104488373</text:p>
          </table:table-cell>
          <table:table-cell table:style-name="ce1" office:value-type="float" office:value="0.256944447755814" calcext:value-type="float">
            <text:p>0.256944447755814</text:p>
          </table:table-cell>
          <table:table-cell table:number-columns-repeated="16378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256944447755814" calcext:value-type="float">
            <text:p>0.256944447755814</text:p>
          </table:table-cell>
          <table:table-cell table:number-columns-repeated="2" table:style-name="ce1" office:value-type="float" office:value="0.25" calcext:value-type="float">
            <text:p>0.25</text:p>
          </table:table-cell>
          <table:table-cell table:number-columns-repeated="2" table:style-name="ce1" office:value-type="float" office:value="0.256944447755814" calcext:value-type="float">
            <text:p>0.256944447755814</text:p>
          </table:table-cell>
          <table:table-cell table:number-columns-repeated="16378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2" table:style-name="ce1" office:value-type="float" office:value="0.256944447755814" calcext:value-type="float">
            <text:p>0.256944447755814</text:p>
          </table:table-cell>
          <table:table-cell table:number-columns-repeated="2" table:style-name="ce1" office:value-type="float" office:value="0.25" calcext:value-type="float">
            <text:p>0.25</text:p>
          </table:table-cell>
          <table:table-cell table:style-name="ce1" office:value-type="float" office:value="0.263888895511627" calcext:value-type="float">
            <text:p>0.26388889551162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ise</text:p>
          </table:table-cell>
          <table:table-cell table:number-columns-repeated="16383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23:02:47.196231061</meta:creation-date>
    <meta:generator>LibreOffice/7.5.3.2$Linux_X86_64 LibreOffice_project/50$Build-2</meta:generator>
    <dc:date>2023-05-11T23:10:00.884311740</dc:date>
    <meta:editing-duration>PT7M14S</meta:editing-duration>
    <meta:editing-cycles>4</meta:editing-cycles>
    <meta:document-statistic meta:table-count="1" meta:cell-count="38" meta:object-count="0"/>
  </office:meta>
</office:document-meta>
</file>